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text-properties fo:font-size="14pt" officeooo:paragraph-rsid="00187f90" style:font-size-asian="14pt" style:font-size-complex="14pt"/>
    </style:style>
    <style:style style:name="P3" style:family="paragraph" style:parent-style-name="Standard">
      <style:text-properties fo:color="#ce181e" style:font-name="Liberation Mono" fo:font-size="14pt" officeooo:paragraph-rsid="00187f90" style:font-size-asian="14pt" style:font-name-complex="Liberation Mono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ize="16pt" style:font-size-asian="16pt" style:font-name-complex="Liberation Mono" style:font-size-complex="16pt"/>
    </style:style>
    <style:style style:name="P5" style:family="paragraph" style:parent-style-name="Standard">
      <style:text-properties style:font-name="Liberation Mono" fo:font-size="14pt" officeooo:paragraph-rsid="00187f90" style:font-size-asian="14pt" style:font-name-complex="Liberation Mono" style:font-size-complex="14pt"/>
    </style:style>
    <style:style style:name="T1" style:family="text">
      <style:text-properties fo:color="#ce18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dges 19 1-10. שׁוׂפְטִים </text:p>
      <text:p text:style-name="P4"/>
      <text:p text:style-name="P3">part1: שופטים 19-1 וַיְהִי בַּיָּמִים הָהֵם וּמֶלֶךְ אֵין בְּיִשְׂרָאֵל</text:p>
      <text:p text:style-name="P5"/>
      <text:p text:style-name="P5">Verbs:</text:p>
      <text:p text:style-name="P5">a:וַיְהִי, Original Form:הָיָה, Conj-w | V-Qal-ConsecImperf-3ms, it_is</text:p>
      <text:p text:style-name="P5"/>
      <text:p text:style-name="P5">Words:</text:p>
      <text:p text:style-name="P5">b:בַּיָּמִים, in_the_days</text:p>
      <text:p text:style-name="P5">c:הָהֵם, of_those</text:p>
      <text:p text:style-name="P5">d:וּמֶלֶךְ, and_king</text:p>
      <text:p text:style-name="P5">e:אֵין, no</text:p>
      <text:p text:style-name="P5">f:בְּיִשְׂרָאֵל, in_Israel</text:p>
      <text:p text:style-name="P5"/>
      <text:p text:style-name="P5">Translation:</text:p>
      <text:p text:style-name="P5">It is in those days, there was no king in Israel, </text:p>
      <text:p text:style-name="P5"/>
      <text:p text:style-name="P5"/>
      <text:p text:style-name="P3">part2: וַיְהִי אִישׁ לֵוִי גָּר בְּיַרְכְּתֵי הַר־אֶפְרַיִם</text:p>
      <text:p text:style-name="P5"/>
      <text:p text:style-name="P5">Verbs:</text:p>
      <text:p text:style-name="P5">a:וַיְהִי, Original Form:הָיָה, Conj-w | V-Qal-ConsecImperf-3ms, it_is</text:p>
      <text:p text:style-name="P5">d:גָּר, Original Form:גּוּר, V-Qal-Prtcpl-ms, he_staying, to_stay</text:p>
      <text:p text:style-name="P5"/>
      <text:p text:style-name="P5">Words:</text:p>
      <text:p text:style-name="P5">b:אִישׁ, a_man</text:p>
      <text:p text:style-name="P5">c:לֵוִי, Levite</text:p>
      <text:p text:style-name="P5">e:בְּיַרְכְּתֵי, in_remote, in_further_side, </text:p>
      <text:p text:style-name="P5">f:הַר־אֶפְרַיִם, mountain_of_Ephraim</text:p>
      <text:p text:style-name="P5"/>
      <text:p text:style-name="P5">Translation: </text:p>
      <text:p text:style-name="P5">It is a Levite man, he staying in the further side of the mountain of Ephraim, </text:p>
      <text:p text:style-name="P5"/>
      <text:p text:style-name="P5"/>
      <text:p text:style-name="P3">part3: וַיִּקַּח־לוֹ אִשָּׁה פִילֶגֶשׁ מִבֵּית לֶחֶם יְהוּדָה:</text:p>
      <text:p text:style-name="P5"/>
      <text:p text:style-name="P5">Verbs:</text:p>
      <text:p text:style-name="P5">a:וַיִּקַּח־לוֹ, Original Form:לָקַח, Conj-w | V-Qal-ConsecImperf-3ms, he_took_for_him</text:p>
      <text:p text:style-name="P5"/>
      <text:p text:style-name="P5">Words:</text:p>
      <text:p text:style-name="P5"><text:soft-page-break/>b:אִשָּׁה, a woman/wife</text:p>
      <text:p text:style-name="P5">c:פִילֶגֶשׁ, a concubine</text:p>
      <text:p text:style-name="P5">d:מִבֵּית לֶחֶם יְהוּדָה, from_Bethlehem_of_Judah</text:p>
      <text:p text:style-name="P5"/>
      <text:p text:style-name="P5">Translation: </text:p>
      <text:p text:style-name="P5">He took for himself a woman as a concubine from Bethelehem of Judah. </text:p>
      <text:p text:style-name="P5"/>
      <text:p text:style-name="P5"/>
      <text:p text:style-name="P5"/>
      <text:p text:style-name="P5"><text:span text:style-name="T1">part1: שופטים 19-2 וַתִּזְנֶה עָלָיו פִּילַגְשׁוֹ וַתֵּלֶךְ מֵאִתּוֹ</text:span> </text:p>
      <text:p text:style-name="P5"/>
      <text:p text:style-name="P5">Verbs:</text:p>
      <text:p text:style-name="P5">a:וַתִּזְנֶה עָלָיו, Original Form:זָנָה, Conj-w | V-Qal-ConsecImperf-3fs, and_she_played_prostitute_on_him.</text:p>
      <text:p text:style-name="P5">c:וַתֵּלֶךְ, Original Form:הָלַךְ, Conj-w | V-Qal-ConsecImperf-3fs, and_she_went_away</text:p>
      <text:p text:style-name="P5"/>
      <text:p text:style-name="P5">Words:</text:p>
      <text:p text:style-name="P5">b:פִּילַגְשׁוֹ, his_concubine</text:p>
      <text:p text:style-name="P5">d:מֵאִתּוֹ, from_him, מִן־אֵת־וׂ</text:p>
      <text:p text:style-name="P5"/>
      <text:p text:style-name="P5">Translation:</text:p>
      <text:p text:style-name="P5">And his concubine played prostitute against him, and she went away from him, </text:p>
      <text:p text:style-name="P5"/>
      <text:p text:style-name="P5"/>
      <text:p text:style-name="P5"><text:span text:style-name="T1">part2: אֶל־בֵּית אָבִיהָ אֶל־בֵּית לֶחֶם יְהוּדָה</text:span> </text:p>
      <text:p text:style-name="P5"/>
      <text:p text:style-name="P5">Verbs:</text:p>
      <text:p text:style-name="P5"/>
      <text:p text:style-name="P5">Words:</text:p>
      <text:p text:style-name="P5">a:אֶל־בֵּית אָבִיהָ, to_house_of_her_father,</text:p>
      <text:p text:style-name="P5">b:אֶל־בֵּית לֶחֶם יְהוּדָה, to_Bethlehem_of_Judah, </text:p>
      <text:p text:style-name="P5"/>
      <text:p text:style-name="P5">Translation:</text:p>
      <text:p text:style-name="P5">to her father's house to Bethlehem of Judah, </text:p>
      <text:p text:style-name="P5"/>
      <text:p text:style-name="P5"/>
      <text:p text:style-name="P3">part3: וַתְּהִי־שָׁם יָמִים אַרְבָּעָה חֳדָשִׁים:</text:p>
      <text:p text:style-name="P5"/>
      <text:p text:style-name="P5">Verbs:</text:p>
      <text:p text:style-name="P5">a:וַתְּהִי־שָׁם, Original Form:הָיָה, Conj-w | V-Qal-ConsecImperf-3fs, and_she_was_there, </text:p>
      <text:p text:style-name="P5"/>
      <text:p text:style-name="P5"><text:soft-page-break/>Words:</text:p>
      <text:p text:style-name="P5">b:יָמִים, days</text:p>
      <text:p text:style-name="P5">c:אַרְבָּעָה, four</text:p>
      <text:p text:style-name="P5">d:חֳדָשִׁים, months, </text:p>
      <text:p text:style-name="P5"/>
      <text:p text:style-name="P5">Translation:</text:p>
      <text:p text:style-name="P5">and she was there for four months. </text:p>
      <text:p text:style-name="P5"/>
      <text:p text:style-name="P5"/>
      <text:p text:style-name="P5"/>
      <text:p text:style-name="P3">part1: שופטים 19-3 וַיָּקָם אִישָׁהּ וַיֵּלֶךְ אַחֲרֶיהָ</text:p>
      <text:p text:style-name="P5"/>
      <text:p text:style-name="P5">Verbs:</text:p>
      <text:p text:style-name="P5">a:וַיָּקָם אִישָׁהּ, Original Form:קוּם, Conj-w | V-Qal-ConsecImperf-3ms, and_he_arose, her_husband</text:p>
      <text:p text:style-name="P5">b:וַיֵּלֶךְ אַחֲרֶיהָ, Original Form:הָלַךְ, Conj-w | V-Qal-ConsecImperf-3ms, and_he_went, after_her(אַחַר יהָ)</text:p>
      <text:p text:style-name="P5"/>
      <text:p text:style-name="P5">Words:</text:p>
      <text:p text:style-name="P5"/>
      <text:p text:style-name="P5">Translation:</text:p>
      <text:p text:style-name="P5">And her husband arose, and went after her, </text:p>
      <text:p text:style-name="P5"/>
      <text:p text:style-name="P5"/>
      <text:p text:style-name="P3">part2: לְדַבֵּר עַל־לִבָּהּ לַהֲשִׁיבוֹ לַהֲשִׁיבָהּ</text:p>
      <text:p text:style-name="P5"><text:s/></text:p>
      <text:p text:style-name="P5">Verbs:</text:p>
      <text:p text:style-name="P5">a:לְדַבֵּר, Original Form: דָּבַר, Prep-l | V-Piel-Inf, to_speak, </text:p>
      <text:p text:style-name="P5">c:לַהֲשִׁיבוֹ, Original Form: שׁוּב, Prep-l | V-Hifil-Inf | 3ms, to_bring_him_back</text:p>
      <text:p text:style-name="P5">d:לַהֲשִׁיבָהּOriginal Form: שׁוּב, Prep-l | V-Hifil-Inf | 3fs, to_bring_her_back</text:p>
      <text:p text:style-name="P5"/>
      <text:p text:style-name="P5">Words:</text:p>
      <text:p text:style-name="P5">b:עַל־לִבָּהּ, on_her_heart, </text:p>
      <text:p text:style-name="P5"/>
      <text:p text:style-name="P5">Translation:</text:p>
      <text:p text:style-name="P5">to speak kindly to her, to bring her back, </text:p>
      <text:p text:style-name="P5"/>
      <text:p text:style-name="P3">part3: וְנַעֲרוֹ עִמּוֹ וְצֶמֶד חֲמֹרִים</text:p>
      <text:p text:style-name="P5"/>
      <text:p text:style-name="P5">Verbs:</text:p>
      <text:p text:style-name="P5"/>
      <text:p text:style-name="P5">Words:</text:p>
      <text:p text:style-name="P5"><text:soft-page-break/>a:וְנַעֲרוֹ, and_his_servant</text:p>
      <text:p text:style-name="P5">b:עִמּוֹ, with_him, עִם, with</text:p>
      <text:p text:style-name="P5">c:וְצֶמֶד חֲמֹרִים, and_couple_of_donkeys</text:p>
      <text:p text:style-name="P5"/>
      <text:p text:style-name="P5">Translation:</text:p>
      <text:p text:style-name="P5">and his servant with him, and a couple of donkeys, </text:p>
      <text:p text:style-name="P5"/>
      <text:p text:style-name="P5"/>
      <text:p text:style-name="P3">part4: וַתְּבִיאֵהוּ בֵּית אָבִיהָ</text:p>
      <text:p text:style-name="P5"/>
      <text:p text:style-name="P5">Verbs:</text:p>
      <text:p text:style-name="P5">a:וַתְּבִיאֵהוּ, Original Form:בּוׂא, Conj-w | V-Hifil-ConsecImperf-3fs | 3ms, and_she_brought_him</text:p>
      <text:p text:style-name="P5"/>
      <text:p text:style-name="P5">Words:</text:p>
      <text:p text:style-name="P5">b:בֵּית אָבִיהָ, house_of_her_father</text:p>
      <text:p text:style-name="P5"/>
      <text:p text:style-name="P5">Translation:</text:p>
      <text:p text:style-name="P5">and she brought him into her father's house, </text:p>
      <text:p text:style-name="P5"/>
      <text:p text:style-name="P5"/>
      <text:p text:style-name="P3">part5: וַיִּרְאֵהוּ אֲבִי הַנַּעֲרָה וַיִּשְׂמַח לִקְרָאתוֹ:</text:p>
      <text:p text:style-name="P5"/>
      <text:p text:style-name="P5">Verbs:</text:p>
      <text:p text:style-name="P5">a:וַיִּרְאֵהוּ אֲבִי הַנַּעֲרָה, Original Form:רָאָה, Conj-w | V-Qal-ConsecImperf-3ms | 3ms, and_he_saw_him, father_of_the_young_woman,</text:p>
      <text:p text:style-name="P5">b:וַיִּשְׂמַח, Original Form:שָׁמַח, Conj-w | V-Qal-ConsecImperf-3ms, and_he_was_glad</text:p>
      <text:p text:style-name="P5">c:לִקְרָאתוֹ, OF:קָרָא, Prep-l | V-Qal-Inf | 3ms, to_meet_him, </text:p>
      <text:p text:style-name="P5"/>
      <text:p text:style-name="P5">Words:</text:p>
      <text:p text:style-name="P5"/>
      <text:p text:style-name="P5">Translation:</text:p>
      <text:p text:style-name="P5">and the father of the young woman saw him, and he was glad to meet him. </text:p>
      <text:p text:style-name="P5"/>
      <text:p text:style-name="P5"/>
      <text:p text:style-name="P5"/>
      <text:p text:style-name="P3">part1: שופטים 19-4 וַיֶּחֱזַק־בּוֹ חֹתְנוֹ אֲבִי הַנַּעֲרָה</text:p>
      <text:p text:style-name="P5"/>
      <text:p text:style-name="P5">Verbs:</text:p>
      <text:p text:style-name="P5">a:וַיֶּחֱזַק־בּוֹ, OF:חָזַק, Conj-w | V-Qal-ConsecImperf-3ms, and_he_detained, in_him</text:p>
      <text:p text:style-name="P5"/>
      <text:p text:style-name="P5"><text:soft-page-break/>Words:</text:p>
      <text:p text:style-name="P5">b:חֹתְנוֹ אֲבִי הַנַּעֲרָה, his_father_in_law, father_of_the_young_woman</text:p>
      <text:p text:style-name="P5"/>
      <text:p text:style-name="P5">Translation:</text:p>
      <text:p text:style-name="P5">and his father in law, father of the young woman, detained him in there, </text:p>
      <text:p text:style-name="P5"/>
      <text:p text:style-name="P3">part2: וַיֵּשֶׁב אִתּוֹ שְׁלֹשֶׁת יָמִים</text:p>
      <text:p text:style-name="P5"/>
      <text:p text:style-name="P5">Verbs:</text:p>
      <text:p text:style-name="P5">a:וַיֵּשֶׁב, OF:יָשַׁב, Conj-w | V-Qal-ConsecImperf-3ms, and_he_sayted</text:p>
      <text:p text:style-name="P5"/>
      <text:p text:style-name="P5">Words:</text:p>
      <text:p text:style-name="P5">b:אִתּוֹ, with_him, אֵת־וׂ</text:p>
      <text:p text:style-name="P5">c:שְׁלֹשֶׁת יָמִים, three_days</text:p>
      <text:p text:style-name="P5"/>
      <text:p text:style-name="P5">Translation:</text:p>
      <text:p text:style-name="P5">and he stayed with him three days, </text:p>
      <text:p text:style-name="P5"/>
      <text:p text:style-name="P3">part3: וַיֹּאכְלוּ וַיִּשְׁתּוּ וַיָּלִינוּ שָׁם:</text:p>
      <text:p text:style-name="P5"/>
      <text:p text:style-name="P5">Verbs:</text:p>
      <text:p text:style-name="P5">a:וַיֹּאכְלוּ, OF:אָכַל, Conj-w | V-Qal-ConsecImperf-3mp, and_they_ate</text:p>
      <text:p text:style-name="P5">b:וַיִּשְׁתּוּ, OF:שָׁתָה, Conj-w | V-Qal-ConsecImperf-3mp, and_they_drank</text:p>
      <text:p text:style-name="P5">c:וַיָּלִינוּ, OF:לוּן, Conj-w | V-Qal-ConsecImperf-3mp, and_they_stayed</text:p>
      <text:p text:style-name="P5"/>
      <text:p text:style-name="P5">Words:</text:p>
      <text:p text:style-name="P5">d:שָׁם, there</text:p>
      <text:p text:style-name="P5"/>
      <text:p text:style-name="P5">Translation:</text:p>
      <text:p text:style-name="P5">and they ater and they drank and they stayed there. </text:p>
      <text:p text:style-name="P5"/>
      <text:p text:style-name="P5"/>
      <text:p text:style-name="P5"/>
      <text:p text:style-name="P3">part1: שופטים 19-5 וַיְהִי בַּיּוֹם הָרְבִיעִי וַיַּשְׁכִּימוּ בַבֹּקֶר וַיָּקָם לָלֶכֶת</text:p>
      <text:p text:style-name="P5"/>
      <text:p text:style-name="P5">Verbs:</text:p>
      <text:p text:style-name="P5">a:וַיְהִי, OF:הָיָה, Conj-w | V-Qal-ConsecImperf-3ms, and_it_was</text:p>
      <text:p text:style-name="P5"><text:soft-page-break/>c:וַיַּשְׁכִּימוּ, OF:שָׁכַם, Conj-w | V-Hifil-ConsecImperf-3mp, and_they_make_themselves_arose_early, (Hifil: Causative action)</text:p>
      <text:p text:style-name="P5">e:וַיָּקָם, OF:קוּם, Conj-w | V-Qal-ConsecImperf-3ms, and_he_rose_up, </text:p>
      <text:p text:style-name="P5">f:לָלֶכֶת, OF:הָלַךְ, Prep-l | V-Qal-Inf, to_depart, </text:p>
      <text:p text:style-name="P5"/>
      <text:p text:style-name="P5">Words:</text:p>
      <text:p text:style-name="P5">b:בַּיּוֹם הָרְבִיעִי, in_the_day, the_fourth, </text:p>
      <text:p text:style-name="P5">d:בַבֹּקֶר, in_the_morning, </text:p>
      <text:p text:style-name="P5"/>
      <text:p text:style-name="P5">Translation:</text:p>
      <text:p text:style-name="P5">and it was the fourth day, and they arose early in the morning, and he rose up to depart, </text:p>
      <text:p text:style-name="P5"/>
      <text:p text:style-name="P5"/>
      <text:p text:style-name="P3">part2: וַיֹּאמֶר אֲבִי הַנַּעֲרָה אֶל־חֲתָנוֹ</text:p>
      <text:p text:style-name="P5"><text:s/></text:p>
      <text:p text:style-name="P5">Verbs:</text:p>
      <text:p text:style-name="P5">a:וַיֹּאמֶר, OF:אָמַר, Conj-w | V-Qal-ConsecImperf-3ms, and_he_said</text:p>
      <text:p text:style-name="P5"/>
      <text:p text:style-name="P5">Words:</text:p>
      <text:p text:style-name="P5">b:אֲבִי הַנַּעֲרָה אֶל־חֲתָנוׂ, father_of_the_young_woman, to_his_son_in_law. </text:p>
      <text:p text:style-name="P5"/>
      <text:p text:style-name="P5">Translation:</text:p>
      <text:p text:style-name="P5">and the father of the young woman said to his son-in-law, </text:p>
      <text:p text:style-name="P5"/>
      <text:p text:style-name="P5"/>
      <text:p text:style-name="P3">part3: סְעָד לִבְּךָ פַּת־לֶחֶם וְאַחַר תֵּלֵכוּ:</text:p>
      <text:p text:style-name="P5"/>
      <text:p text:style-name="P5">Verbs:</text:p>
      <text:p text:style-name="P5">a:סְעָד, OF:סָעַד, V-Qal-Imp-ms, please_strengthen!</text:p>
      <text:p text:style-name="P5">e:תֵּלֵכוּ, OF:הָלַךְ, V-Qal-Imperf-2mp, you_will_go, </text:p>
      <text:p text:style-name="P5"/>
      <text:p text:style-name="P5">Words:</text:p>
      <text:p text:style-name="P5">b:לִבְּךָ, to_your_heart, </text:p>
      <text:p text:style-name="P5">c:פַּת־לֶחֶם, a_morsel, of_bread, </text:p>
      <text:p text:style-name="P5">d:וְאַחַר, and_afterward, </text:p>
      <text:p text:style-name="P5"/>
      <text:p text:style-name="P5">Translation:</text:p>
      <text:p text:style-name="P5">Please strengthen your heart with a morsel of bread, and afterward, you will go. </text:p>
      <text:p text:style-name="P5"/>
      <text:p text:style-name="P5"><text:soft-page-break/></text:p>
      <text:p text:style-name="P5"/>
      <text:p text:style-name="P3">part1: שופטים 19-6 וַיֵּשְׁבוּ וַיֹּאכְלוּ שְׁנֵיהֶם יַחְדָּו וַיִּשְׁתּוּ</text:p>
      <text:p text:style-name="P5"/>
      <text:p text:style-name="P5">Verbs:</text:p>
      <text:p text:style-name="P5">a:וַיֵּשְׁבוּ, OF:יָשַׁב, Conj-w | V-Qal-ConsecImperf-3mp, and_they_sat_down</text:p>
      <text:p text:style-name="P5">b:וַיֹּאכְלוּ, OF:אָכַל, Conj-w | V-Qal-ConsecImperf-3mp, and_they_ate, </text:p>
      <text:p text:style-name="P5">d:וַיִּשְׁתּוּ, OF:שָׁתָה, Conj-w | V-Qal-ConsecImperf-3mp, and_they_drand, </text:p>
      <text:p text:style-name="P5"/>
      <text:p text:style-name="P5">Words:</text:p>
      <text:p text:style-name="P5">c:שְׁנֵיהֶם יַחְדָּו, two_of_they, together, </text:p>
      <text:p text:style-name="P5"/>
      <text:p text:style-name="P5">Translation:</text:p>
      <text:p text:style-name="P5">and they sat down, and they ate, and they drank, both of them together, </text:p>
      <text:p text:style-name="P5"/>
      <text:p text:style-name="P5"/>
      <text:p text:style-name="P3">part2: וַיֹּאמֶר אֲבִי הַנַּעֲרָה אֶל־הָאִישׁ</text:p>
      <text:p text:style-name="P5"><text:s/></text:p>
      <text:p text:style-name="P5">Verbs:</text:p>
      <text:p text:style-name="P5">a:וַיֹּאמֶר, OF:אָמַר, Conj-w | V-Qal-ConsecImperf-3ms, and_he_said, </text:p>
      <text:p text:style-name="P5"/>
      <text:p text:style-name="P5">Words:</text:p>
      <text:p text:style-name="P5">b:אֲבִי הַנַּעֲרָה אֶל־הָאִישׁ, father_of_the_young_woman, to_the_man, </text:p>
      <text:p text:style-name="P5"/>
      <text:p text:style-name="P5">Translation:</text:p>
      <text:p text:style-name="P5">and the father of the young woman, said to the man, </text:p>
      <text:p text:style-name="P5"/>
      <text:p text:style-name="P5"/>
      <text:p text:style-name="P3">part3: הוֹאֶל־נָא וְלִין וְיִטַב לִבֶּךָ:</text:p>
      <text:p text:style-name="P5"/>
      <text:p text:style-name="P5">Verbs:</text:p>
      <text:p text:style-name="P5">a:הוֹאֶל־נָא, OF:יָאַל, V-Hifil-Imp-ms, be_content_please, (causative),</text:p>
      <text:p text:style-name="P5">b:וְלִין, OF:לוּן, Conj-w | V-Qal-Imp-ms, and_stay_all_night!</text:p>
      <text:p text:style-name="P5">c:וְיִטַב, OF:יָטַב, Conj-w | V-Qal-ConjImperf-3ms, and_he_will_be_merry, </text:p>
      <text:p text:style-name="P5"/>
      <text:p text:style-name="P5">Words:</text:p>
      <text:p text:style-name="P5"><text:soft-page-break/>d:לִבֶּךָ, your_heart. </text:p>
      <text:p text:style-name="P5"/>
      <text:p text:style-name="P5">Translation:</text:p>
      <text:p text:style-name="P5">Please be pleased and stay all night, and your heart will be merry.</text:p>
      <text:p text:style-name="P5"/>
      <text:p text:style-name="P5"/>
      <text:p text:style-name="P3">part1: שופטים 19-7 וַיָּקָם הָאִישׁ לָלֶכֶת</text:p>
      <text:p text:style-name="P5"/>
      <text:p text:style-name="P5">Verbs:</text:p>
      <text:p text:style-name="P5">a:וַיָּקָם, OF:קוּם, Conj-w | V-Qal-ConsecImperf-3ms, and_he_rose_up</text:p>
      <text:p text:style-name="P5">c:לָלֶכֶת, OF:הָלַךְ, Prep-l | V-Qal-Inf, to_depart, </text:p>
      <text:p text:style-name="P5"/>
      <text:p text:style-name="P5">Words:</text:p>
      <text:p text:style-name="P5">b:הָאִישׁ, the_man, </text:p>
      <text:p text:style-name="P5"/>
      <text:p text:style-name="P5">Translation:</text:p>
      <text:p text:style-name="P5">and the man rose up to depart, </text:p>
      <text:p text:style-name="P5"/>
      <text:p text:style-name="P5"/>
      <text:p text:style-name="P3">part2: וַיִּפְצַר־בּוֹ חֹתְנוֹ וַיָּשָׁב וַיָּלֶן שָׁם:</text:p>
      <text:p text:style-name="P5"/>
      <text:p text:style-name="P5">Verbs:</text:p>
      <text:p text:style-name="P5">a:וַיִּפְצַר־בּוֹ, OF:פָּצַר, Conj-w | V-Qal-ConsecImperf-3ms, and_he_urged, in_him, </text:p>
      <text:p text:style-name="P5">c:וַיָּשָׁב, OF:שׁוּב, Conj-w | V-Qal-ConsecImperf-3ms, and_he_turn_back, </text:p>
      <text:p text:style-name="P5">d:וַיָּלֶן, OF:לוּן, Conj-w | V-Qal-ConsecImperf-3ms, and_he_stayed, </text:p>
      <text:p text:style-name="P5"/>
      <text:p text:style-name="P5">Words:</text:p>
      <text:p text:style-name="P5">b:חֹתְנוֹ, his_fater-in-law, </text:p>
      <text:p text:style-name="P5">e:שָׁם, there, </text:p>
      <text:p text:style-name="P5"/>
      <text:p text:style-name="P5">Translation:</text:p>
      <text:p text:style-name="P5">and his father-in-law urged him, and he turn back and he stayed there. </text:p>
      <text:p text:style-name="P5"/>
      <text:p text:style-name="P5"/>
      <text:p text:style-name="P5"/>
      <text:p text:style-name="P3">part1: שופטים 19-8 וַיַּשְׁכֵּם בַּבֹּקֶר בַּיּוֹם הַחֲמִישִׁי לָלֶכֶת</text:p>
      <text:p text:style-name="P5"/>
      <text:p text:style-name="P5">Verbs:</text:p>
      <text:p text:style-name="P5"><text:soft-page-break/>a:וַיַּשְׁכֵּם, OF:שָׁכַם, Conj-w | V-Hifil-ConsecImperf-3ms, and_he_arose_early, </text:p>
      <text:p text:style-name="P5">c:לָלֶכֶת, OF:הָלַךְ, <text:tab/>Prep-l | V-Qal-Inf, to_depart,</text:p>
      <text:p text:style-name="P5"/>
      <text:p text:style-name="P5">Words:</text:p>
      <text:p text:style-name="P5">b:בַּבֹּקֶר בַּיּוֹם הַחֲמִישִׁי, in_the_morning, on_the_day, the_fifth. </text:p>
      <text:p text:style-name="P5"/>
      <text:p text:style-name="P5">Translation:</text:p>
      <text:p text:style-name="P5">And he rose early in the morning on the fifth day to depart, </text:p>
      <text:p text:style-name="P5"/>
      <text:p text:style-name="P5"/>
      <text:p text:style-name="P3">part2: וַיֹּאמֶר אֲבִי הַנַּעֲרָה סְעָד־נָא לְבָבְךָ</text:p>
      <text:p text:style-name="P5"/>
      <text:p text:style-name="P5">Verbs:</text:p>
      <text:p text:style-name="P5">a:וַיֹּאמֶר, OF:אָמַר, Conj-w | V-Qal-ConsecImperf-3ms, and_he_said,</text:p>
      <text:p text:style-name="P5">c:סְעָד־נָא, OF:סָעַד, V-Qal-Imp-ms, please_strenthen, </text:p>
      <text:p text:style-name="P5"/>
      <text:p text:style-name="P5">Words:</text:p>
      <text:p text:style-name="P5">b:אֲבִי הַנַּעֲרָה, father, of_the_young_woman, </text:p>
      <text:p text:style-name="P5">d:לְבָבְךָ, to_your_heart, </text:p>
      <text:p text:style-name="P5"/>
      <text:p text:style-name="P5">Translation:</text:p>
      <text:p text:style-name="P5">and the young woman's father said, please strenthen your heart. </text:p>
      <text:p text:style-name="P5"/>
      <text:p text:style-name="P5"/>
      <text:p text:style-name="P3">part3: וְהִתְמַהְמְהוּ עַד־נְטוֹת הַיּוֹם</text:p>
      <text:p text:style-name="P5"/>
      <text:p text:style-name="P5">Verbs:</text:p>
      <text:p text:style-name="P5">a:וְהִתְמַהְמְהוּ, OF:מָהַהּ, Conj-w | V-Hitpael-Imp-mp, and_please_make_yourselves_stay (man and his concubine.).</text:p>
      <text:p text:style-name="P5"><text:s text:c="4"/>12.7:Hithpael, express an intensive type of action with a reflexive voice</text:p>
      <text:p text:style-name="P5"><text:s text:c="4"/>18.3:Imperative, 2mp. </text:p>
      <text:p text:style-name="P5">b:עַד־נְטוֹת, OF:נָטָה, V-Qal-Inf, until_to_stretch_out, </text:p>
      <text:p text:style-name="P5"/>
      <text:p text:style-name="P5">Words:</text:p>
      <text:p text:style-name="P5">c:הַיּוֹם, the_day. </text:p>
      <text:p text:style-name="P5"/>
      <text:p text:style-name="P5">Translation:</text:p>
      <text:p text:style-name="P5">and please stay until the day stretches out(afternoon). </text:p>
      <text:p text:style-name="P5"/>
      <text:p text:style-name="P5"><text:soft-page-break/></text:p>
      <text:p text:style-name="P3">part4: וַיֹּאכְלוּ שְׁנֵיהֶם:</text:p>
      <text:p text:style-name="P5"/>
      <text:p text:style-name="P5">Verbs:</text:p>
      <text:p text:style-name="P5">a:וַיֹּאכְלוּ, OF:אָכַל, Conj-w | V-Qal-ConsecImperf-3mp, and_they_ate</text:p>
      <text:p text:style-name="P5"/>
      <text:p text:style-name="P5">Words:</text:p>
      <text:p text:style-name="P5">b:שְׁנֵיהֶם, two(שְׁנַיִם)_of_them. </text:p>
      <text:p text:style-name="P5"/>
      <text:p text:style-name="P5">Translation:</text:p>
      <text:p text:style-name="P5">and two of them ate ate. (man and his father-in-law)</text:p>
      <text:p text:style-name="P5"/>
      <text:p text:style-name="P5"/>
      <text:p text:style-name="P3">part1: שופטים 19-9 וַיָּקָם הָאִישׁ לָלֶכֶת הוּא וּפִילַגְשׁוֹ וְנַעֲרוֹ</text:p>
      <text:p text:style-name="P5"/>
      <text:p text:style-name="P5">Verbs:</text:p>
      <text:p text:style-name="P5">a:וַיָּקָם הָאִישׁ, OF:קוּם, Conj-w | V-Qal-ConsecImperf-3ms, and_he_rose_up, the_man</text:p>
      <text:p text:style-name="P5">b:לָלֶכֶת, OF:הָלַךְ, Prep-l | V-Qal-Inf, to_depart, </text:p>
      <text:p text:style-name="P5"/>
      <text:p text:style-name="P5">Words:</text:p>
      <text:p text:style-name="P5">c:הוּא וּפִילַגְשׁוֹ וְנַעֲרוׂ, he, and_his_concubine, and_his_servant, </text:p>
      <text:p text:style-name="P5"/>
      <text:p text:style-name="P5">Translation:</text:p>
      <text:p text:style-name="P5">and the man rose up to depart, he, and his concubine, and his servant, </text:p>
      <text:p text:style-name="P5"/>
      <text:p text:style-name="P3">part2: וַיֹּאמֶר לוֹ חֹתְנוֹ אֲבִי הַנַּעֲרָה</text:p>
      <text:p text:style-name="P5"/>
      <text:p text:style-name="P5">Verbs:</text:p>
      <text:p text:style-name="P5">a:וַיֹּאמֶר, OF:אָמַר, Conj-w | V-Qal-ConsecImperf-3ms, and_he_said</text:p>
      <text:p text:style-name="P5"/>
      <text:p text:style-name="P5">Words:</text:p>
      <text:p text:style-name="P5">b:לוֹ חֹתְנוֹ אֲבִי הַנַּעֲרָה, to_him, his_father-in-law, father, of_the_young_woman, </text:p>
      <text:p text:style-name="P5"/>
      <text:p text:style-name="P5">Translation:</text:p>
      <text:p text:style-name="P5">and his father-in-law, father of the young woman, said to him. </text:p>
      <text:p text:style-name="P5"/>
      <text:p text:style-name="P5"/>
      <text:p text:style-name="P3">part3: הִנֵּה נָא רָפָה הַיּוֹם לַעֲרֹב לִינוּ־נָא</text:p>
      <text:p text:style-name="P5"><text:soft-page-break/></text:p>
      <text:p text:style-name="P5">Verbs:</text:p>
      <text:p text:style-name="P5">a:הִנֵּה נָא, OF:הִנֵּה, Interjection, behold, please, </text:p>
      <text:p text:style-name="P5">b:רָפָה הַיּוֹם, OF:רָפָה, V-Qal-Perf-3ms, has_drawn, the_day, </text:p>
      <text:p text:style-name="P5">c:לַעֲרֹב, OF:עָרַב, Prep-l | V-Qal-Infinitive, darkening, </text:p>
      <text:p text:style-name="P5">d:לִינוּ־נָא, OF:לוּן, V-Qal-Imperative-mp, stay_the_night, please, </text:p>
      <text:p text:style-name="P5"/>
      <text:p text:style-name="P5">Words:</text:p>
      <text:p text:style-name="P5"/>
      <text:p text:style-name="P5">Translation:</text:p>
      <text:p text:style-name="P5">Behold please, the day has drawn to darkness, please stay the night. </text:p>
      <text:p text:style-name="P5"/>
      <text:p text:style-name="P5"/>
      <text:p text:style-name="P3">part4: הִנֵּה חֲנוֹת הַיּוֹם לִין פֹּה וְיִיטַב לְבָבֶךָ</text:p>
      <text:p text:style-name="P5"/>
      <text:p text:style-name="P5">Verbs:</text:p>
      <text:p text:style-name="P5">a:הִנֵּה, OF:הִנֵּה, Interjection, behold,</text:p>
      <text:p text:style-name="P5">b:חֲנוֹת הַיּוֹם, OF:חָנָה, V-Qal-Inf, to_decline, the_day, </text:p>
      <text:p text:style-name="P5">c:לִין פֹּה, OF:לוּן, V-Qal-Imp-ms, please_lodge, here, </text:p>
      <text:p text:style-name="P5">d:וְיִיטַב לְבָבֶךָ, OF:יָטַב, Conj-w | V-Qal-ConjImperf-3ms, and_he_be_glad, to_your_heart. </text:p>
      <text:p text:style-name="P5"/>
      <text:p text:style-name="P5">Words:</text:p>
      <text:p text:style-name="P5"/>
      <text:p text:style-name="P5">Translation:</text:p>
      <text:p text:style-name="P5">Behold, the day is ending, please lodge here, and your heart be glad. </text:p>
      <text:p text:style-name="P5"/>
      <text:p text:style-name="P5"/>
      <text:p text:style-name="P3">part5: וְהִשְׁכַּמְתֶּם מָחָר לְדַרְכְּכֶם וְהָלַכְתָּ לְאֹהָלֶךָ:</text:p>
      <text:p text:style-name="P5"/>
      <text:p text:style-name="P5">Verbs:</text:p>
      <text:p text:style-name="P5">a:וְהִשְׁכַּמְתֶּם, OF:שָׁכַם, Conj-w | V-Hifil-ConjPerf-2mp, and_make_yourselves_rise_up_early, </text:p>
      <text:p text:style-name="P5">d:וְהָלַכְתָּ, OF:הָלַךְ, Conj-w | V-Qal-ConjPerf-2ms, and_you_will_go, </text:p>
      <text:p text:style-name="P5"/>
      <text:p text:style-name="P5">Words:</text:p>
      <text:p text:style-name="P5">b:מָחָר, tomorrow, </text:p>
      <text:p text:style-name="P5">c:לְדַרְכְּכֶם, for_your_way, </text:p>
      <text:p text:style-name="P5">e:לְאֹהָלֶךָ, to_your_tent/dwelling/habitation. </text:p>
      <text:p text:style-name="P5"/>
      <text:p text:style-name="P5">Translation:</text:p>
      <text:p text:style-name="P5"><text:soft-page-break/>and risu up early tomorrow for your way, and you will go to your tent. </text:p>
      <text:p text:style-name="P5"/>
      <text:p text:style-name="P5"/>
      <text:p text:style-name="P3">part1: שופטים 19-10 וְלֹא־אָבָה הָאִישׁ לָלוּן וַיָּקָם וַיֵּלֶךְ</text:p>
      <text:p text:style-name="P5"/>
      <text:p text:style-name="P5">Verbs:</text:p>
      <text:p text:style-name="P5">a:וְלֹא־אָבָה הָאִי, OF:אָבָה, V-Qal-Perf-3ms, and_not, was_willing, the_man, </text:p>
      <text:p text:style-name="P5">b:לָלוּן, OF:לוּן, Prep-l | V-Qal-Inf, to_stay_night, </text:p>
      <text:p text:style-name="P5">c:וַיָּקָם, OF:קוּם, Conj-w | V-Qal-ConsecImperf-3ms, and_he_rose_up</text:p>
      <text:p text:style-name="P5">d:וַיֵּלֶךְ, OF:הָלַךְ, Conj-w | V-Qal-ConsecImperf-3ms, and_he_went, </text:p>
      <text:p text:style-name="P5"/>
      <text:p text:style-name="P5">Words:</text:p>
      <text:p text:style-name="P5"/>
      <text:p text:style-name="P5">Translation:</text:p>
      <text:p text:style-name="P5">and the man was not willing to stay night, and he rose up, and he departed, </text:p>
      <text:p text:style-name="P5"/>
      <text:p text:style-name="P5"/>
      <text:p text:style-name="P3">part2: וַיָּבֹא עַד־נֹכַח יְבוּס הִיא יְרוּשָׁלִָם</text:p>
      <text:p text:style-name="P5"/>
      <text:p text:style-name="P5">Verbs:</text:p>
      <text:p text:style-name="P5">a:וַיָּבֹא, OF:בּוׂא, Conj-w | V-Qal-ConsecImperf-3ms, and_he_entered, </text:p>
      <text:p text:style-name="P5"/>
      <text:p text:style-name="P5">Words:</text:p>
      <text:p text:style-name="P5">b:עַד־נֹכַח יְבוּס, to_front, of_Jebus, </text:p>
      <text:p text:style-name="P5">c:הִיא יְרוּשָׁלִָם, he/that, Jerusalem, </text:p>
      <text:p text:style-name="P5"/>
      <text:p text:style-name="P5">Translation:</text:p>
      <text:p text:style-name="P5">and he went to the front of Jebus, that is Jerusalem. </text:p>
      <text:p text:style-name="P5"/>
      <text:p text:style-name="P5"/>
      <text:p text:style-name="P3">part3: וְעִמּוֹ צֶמֶד חֲמוֹרִים חֲבוּשִׁים וּפִילַגְשׁוֹ עִמּוֹ:</text:p>
      <text:p text:style-name="P5"/>
      <text:p text:style-name="P5">Verbs:</text:p>
      <text:p text:style-name="P5">c:חֲבוּשִׁים,OF:חָבַשׁ, V-Qal-QalPassPrtcpl-mp, were_saddled, </text:p>
      <text:p text:style-name="P5"/>
      <text:p text:style-name="P5">Words:</text:p>
      <text:p text:style-name="P5">a:וְעִמּ֗וֹ, and_with_him</text:p>
      <text:p text:style-name="P5">b:צֶמֶד חֲמוֹרִים, two, of_the_donkeys, </text:p>
      <text:p text:style-name="P5">d:וּפִילַגְשׁוֹ עִמּוׂ, and_his_concubine, with_him, </text:p>
      <text:p text:style-name="P5"><text:soft-page-break/></text:p>
      <text:p text:style-name="P5">Translation:</text:p>
      <text:p text:style-name="P5">and with him, two donkeys were saddled, and his concubine with him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Microsoft Ya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Microsoft Ya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13:45:23.882851249</meta:creation-date>
    <dc:date>2021-03-16T14:25:45.139082631</dc:date>
    <meta:editing-duration>PT8M23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3" meta:paragraph-count="297" meta:word-count="1324" meta:character-count="10264" meta:non-whitespace-character-count="9122"/>
  </office:meta>
</office:document-meta>
</file>